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rsid="000250c2" officeooo:paragraph-rsid="000250c2"/>
    </style:style>
    <style:style style:name="P2" style:family="paragraph" style:parent-style-name="Heading_20_4">
      <style:text-properties officeooo:rsid="000250c2" officeooo:paragraph-rsid="000250c2"/>
    </style:style>
    <style:style style:name="P3" style:family="paragraph" style:parent-style-name="Heading_20_4">
      <style:text-properties officeooo:paragraph-rsid="000250c2"/>
    </style:style>
    <style:style style:name="P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0250c2"/>
    </style:style>
    <style:style style:name="P5" style:family="paragraph" style:parent-style-name="Subtitle">
      <style:paragraph-properties fo:text-align="start" style:justify-single-word="false"/>
      <style:text-properties officeooo:rsid="000250c2" officeooo:paragraph-rsid="000250c2"/>
    </style:style>
    <style:style style:name="P6" style:family="paragraph" style:parent-style-name="Text_20_body">
      <style:paragraph-properties fo:text-align="start" style:justify-single-word="false"/>
      <style:text-properties officeooo:rsid="000250c2" officeooo:paragraph-rsid="000250c2"/>
    </style:style>
    <style:style style:name="P7" style:family="paragraph" style:parent-style-name="Text_20_body">
      <style:text-properties officeooo:paragraph-rsid="000250c2"/>
    </style:style>
    <style:style style:name="T1" style:family="text">
      <style:text-properties officeooo:rsid="000250c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Объектно-ориентированное программирование</text:h>
      <text:h text:style-name="P1" text:outline-level="1">Отчёт по лабораторной работе №1(5)</text:h>
      <text:p text:style-name="P5">Постановка задачи:</text:p>
      <text:p text:style-name="P4">Цель настоящей работы состоит в ознакомлении студента с правилами организации классов, принятыми при программировании на языке С++. В процессе выполнения настоящей работы каждый студент должен разработать два класса и написать тестовые программы для демонстрации их работоспособности. </text:p>
      <text:p text:style-name="P5">Задача 9:</text:p>
      <text:h text:style-name="P2" text:outline-level="4">9.hpp:</text:h>
      <text:p text:style-name="P7">#ifndef TASK_9_HPP</text:p>
      <text:p text:style-name="P7">#define TASK_9_HPP</text:p>
      <text:p text:style-name="P7"/>
      <text:p text:style-name="P7">#include &lt;iostream&gt;</text:p>
      <text:p text:style-name="P7">#include &lt;cstring&gt;</text:p>
      <text:p text:style-name="P7"/>
      <text:p text:style-name="P7">template &lt;typename Contained&gt;</text:p>
      <text:p text:style-name="P7">struct DynamicArray {</text:p>
      <text:p text:style-name="P7"><text:s text:c="4"/>auto input_elems() noexcept -&gt; void {</text:p>
      <text:p text:style-name="P7"><text:s text:c="8"/>for (size_t ind{}; ind &lt; m_capacity; ++ind) std::cin &gt;&gt; m_data[ind];</text:p>
      <text:p text:style-name="P7"><text:s text:c="8"/>m_size = m_capacity;</text:p>
      <text:p text:style-name="P7"><text:s text:c="4"/>}</text:p>
      <text:p text:style-name="P7"/>
      <text:p text:style-name="P7"><text:s text:c="4"/>auto print_elems() const noexcept -&gt; void {</text:p>
      <text:p text:style-name="P7"><text:s text:c="8"/>for (size_t ind{}; ind &lt; m_size; ++ind) std::cout &lt;&lt; m_data[ind] &lt;&lt; ' ';</text:p>
      <text:p text:style-name="P7"><text:s text:c="8"/>puts("");</text:p>
      <text:p text:style-name="P7"><text:s text:c="4"/>}</text:p>
      <text:p text:style-name="P7"/>
      <text:p text:style-name="P7"><text:s text:c="4"/>[[nodiscard]] constexpr auto max_elem() const noexcept -&gt; Contained {</text:p>
      <text:p text:style-name="P7"><text:s text:c="8"/>if (m_size &gt; 0) {</text:p>
      <text:p text:style-name="P7"><text:soft-page-break/><text:s text:c="12"/>Contained max{m_data[0]};</text:p>
      <text:p text:style-name="P7"><text:s text:c="12"/>for (size_t ind{1}; ind &lt; m_capacity; ++ind)</text:p>
      <text:p text:style-name="P7"><text:s text:c="16"/>if (max &lt; m_data[ind]) max = m_data[ind];</text:p>
      <text:p text:style-name="P7"/>
      <text:p text:style-name="P7"><text:s text:c="12"/>return max;</text:p>
      <text:p text:style-name="P7"><text:s text:c="8"/>}</text:p>
      <text:p text:style-name="P7"/>
      <text:p text:style-name="P7"><text:s text:c="8"/>return {};</text:p>
      <text:p text:style-name="P7"><text:s text:c="4"/>}</text:p>
      <text:p text:style-name="P7"/>
      <text:p text:style-name="P7"><text:s text:c="4"/>constexpr auto insert(const size_t pos, const DynamicArray &amp;other) noexcept</text:p>
      <text:p text:style-name="P7"><text:s text:c="8"/>-&gt; void {</text:p>
      <text:p text:style-name="P7"><text:s text:c="8"/>if (pos &gt; m_size) {</text:p>
      <text:p text:style-name="P7"><text:s text:c="12"/>size_t strt_size{other.m_size};</text:p>
      <text:p text:style-name="P7"><text:s text:c="12"/>for (size_t ind{}; ind &lt; strt_size; ++ind)</text:p>
      <text:p text:style-name="P7"><text:s text:c="16"/>this-&gt;push_back(other[ind]);</text:p>
      <text:p text:style-name="P7"/>
      <text:p text:style-name="P7"><text:s text:c="12"/>return;</text:p>
      <text:p text:style-name="P7"><text:s text:c="8"/>}</text:p>
      <text:p text:style-name="P7"/>
      <text:p text:style-name="P7"><text:s text:c="8"/>DynamicArray temp{m_size + other.m_size};</text:p>
      <text:p text:style-name="P7"/>
      <text:p text:style-name="P7"><text:s text:c="8"/>for (size_t ind{}; ind &lt; pos; ++ind) temp.push_back(m_data[ind]);</text:p>
      <text:p text:style-name="P7"/>
      <text:p text:style-name="P7"><text:s text:c="8"/>for (const auto &amp;elem : other) temp.push_back(elem);</text:p>
      <text:p text:style-name="P7"/>
      <text:p text:style-name="P7"><text:s text:c="8"/>for (size_t ind{pos}; ind &lt; m_size; ++ind) temp.push_back(m_data[ind]);</text:p>
      <text:p text:style-name="P7"/>
      <text:p text:style-name="P7"><text:s text:c="8"/>*this = std::move(temp);</text:p>
      <text:p text:style-name="P7"><text:s text:c="4"/>}</text:p>
      <text:p text:style-name="P7"><text:soft-page-break/></text:p>
      <text:p text:style-name="P7"><text:s text:c="4"/>constexpr auto push_back(const Contained &amp;elem) noexcept -&gt; void {</text:p>
      <text:p text:style-name="P7"><text:s text:c="8"/>if (m_size == m_capacity) {</text:p>
      <text:p text:style-name="P7"><text:s text:c="12"/>if (m_capacity &gt; 0)</text:p>
      <text:p text:style-name="P7"><text:s text:c="16"/>reserve(m_capacity * 2);</text:p>
      <text:p text:style-name="P7"><text:s text:c="12"/>else</text:p>
      <text:p text:style-name="P7"><text:s text:c="16"/>reserve(1);</text:p>
      <text:p text:style-name="P7"><text:s text:c="8"/>}</text:p>
      <text:p text:style-name="P7"><text:s text:c="8"/>m_data[m_size] = elem;</text:p>
      <text:p text:style-name="P7"><text:s text:c="8"/>++m_size;</text:p>
      <text:p text:style-name="P7"><text:s text:c="4"/>}</text:p>
      <text:p text:style-name="P7"/>
      <text:p text:style-name="P7"><text:s text:c="4"/>constexpr auto reserve(const size_t &amp;amount) noexcept -&gt; void {</text:p>
      <text:p text:style-name="P7"><text:s text:c="8"/>if (amount &gt; m_capacity) {</text:p>
      <text:p text:style-name="P7"><text:s text:c="12"/>auto new_data{new Contained[amount]};</text:p>
      <text:p text:style-name="P7"/>
      <text:p text:style-name="P7"><text:s text:c="12"/>if (m_capacity &gt; 0) {</text:p>
      <text:p text:style-name="P7"><text:s text:c="16"/>for (size_t i{}; i &lt; m_size; ++i)</text:p>
      <text:p text:style-name="P7"><text:s text:c="20"/>new_data[i] = std::move(m_data[i]);</text:p>
      <text:p text:style-name="P7"/>
      <text:p text:style-name="P7"><text:s text:c="16"/>delete[](m_data);</text:p>
      <text:p text:style-name="P7"><text:s text:c="12"/>}</text:p>
      <text:p text:style-name="P7"><text:s text:c="12"/>m_data = new_data;</text:p>
      <text:p text:style-name="P7"><text:s text:c="12"/>m_capacity = amount;</text:p>
      <text:p text:style-name="P7"><text:s text:c="8"/>}</text:p>
      <text:p text:style-name="P7"><text:s text:c="4"/>}</text:p>
      <text:p text:style-name="P7"/>
      <text:p text:style-name="P7"><text:s text:c="4"/>[[nodiscard]] constexpr auto size() const noexcept { return m_size; }</text:p>
      <text:p text:style-name="P7"><text:s text:c="4"/>[[nodiscard]] constexpr auto capacity() const noexcept {</text:p>
      <text:p text:style-name="P7"><text:s text:c="8"/>return m_capacity;</text:p>
      <text:p text:style-name="P7"><text:soft-page-break/><text:s text:c="4"/>}</text:p>
      <text:p text:style-name="P7"/>
      <text:p text:style-name="P7"><text:s text:c="4"/>[[nodiscard]] constexpr auto at(const size_t ind) const -&gt; auto &amp; {</text:p>
      <text:p text:style-name="P7"><text:s text:c="8"/>if (ind &gt;= m_capacity)</text:p>
      <text:p text:style-name="P7"><text:s text:c="12"/>throw std::out_of_range{"Индекс вне диапазона массива!"};</text:p>
      <text:p text:style-name="P7"><text:s text:c="8"/>return m_data[ind];</text:p>
      <text:p text:style-name="P7"><text:s text:c="4"/>}</text:p>
      <text:p text:style-name="P7"><text:s text:c="4"/>[[nodiscard]] constexpr auto operator[](const size_t &amp;ind) const noexcept</text:p>
      <text:p text:style-name="P7"><text:s text:c="8"/>-&gt; auto &amp; {</text:p>
      <text:p text:style-name="P7"><text:s text:c="8"/>return m_data[ind];</text:p>
      <text:p text:style-name="P7"><text:s text:c="4"/>}</text:p>
      <text:p text:style-name="P7"/>
      <text:p text:style-name="P7"><text:s text:c="4"/>constexpr DynamicArray() noexcept = default;</text:p>
      <text:p text:style-name="P7"><text:s text:c="4"/>constexpr explicit DynamicArray(const size_t cap) noexcept</text:p>
      <text:p text:style-name="P7"><text:s text:c="8"/>: m_data{new Contained[cap]}, m_capacity{cap} {}</text:p>
      <text:p text:style-name="P7"/>
      <text:p text:style-name="P7"><text:s text:c="4"/>// Правило 5</text:p>
      <text:p text:style-name="P7"><text:s text:c="4"/>constexpr DynamicArray(const DynamicArray &amp;other) noexcept {</text:p>
      <text:p text:style-name="P7"><text:s text:c="8"/>auto len{other.m_size};</text:p>
      <text:p text:style-name="P7"><text:s text:c="8"/>reserve(len);</text:p>
      <text:p text:style-name="P7"><text:s text:c="8"/>m_size = len;</text:p>
      <text:p text:style-name="P7"/>
      <text:p text:style-name="P7"><text:s text:c="8"/>memcpy(m_data, other.m_data, m_size * sizeof(Contained));</text:p>
      <text:p text:style-name="P7"><text:s text:c="4"/>}</text:p>
      <text:p text:style-name="P7"><text:s text:c="4"/>constexpr DynamicArray(DynamicArray &amp;&amp;other) noexcept</text:p>
      <text:p text:style-name="P7"><text:s text:c="8"/>: m_data(other.m_data),</text:p>
      <text:p text:style-name="P7"><text:s text:c="10"/>m_size(other.m_size),</text:p>
      <text:p text:style-name="P7"><text:s text:c="10"/>m_capacity(other.m_capacity) {</text:p>
      <text:p text:style-name="P7"><text:s text:c="8"/>other.m_data = nullptr;</text:p>
      <text:p text:style-name="P7"><text:s text:c="8"/>other.m_size = 0;</text:p>
      <text:p text:style-name="P7"><text:soft-page-break/><text:s text:c="8"/>other.m_capacity = 0;</text:p>
      <text:p text:style-name="P7"><text:s text:c="4"/>}</text:p>
      <text:p text:style-name="P7"><text:s text:c="4"/>constexpr auto operator=(const DynamicArray &amp;other) noexcept -&gt; auto &amp; {</text:p>
      <text:p text:style-name="P7"><text:s text:c="8"/>if (&amp;other != this) {</text:p>
      <text:p text:style-name="P7"><text:s text:c="12"/>if (m_capacity &gt; 0) {</text:p>
      <text:p text:style-name="P7"><text:s text:c="16"/>delete[](m_data);</text:p>
      <text:p text:style-name="P7"><text:s text:c="16"/>m_capacity = 0;</text:p>
      <text:p text:style-name="P7"><text:s text:c="12"/>}</text:p>
      <text:p text:style-name="P7"/>
      <text:p text:style-name="P7"><text:s text:c="12"/>auto len{other.m_size};</text:p>
      <text:p text:style-name="P7"><text:s text:c="12"/>reserve(len);</text:p>
      <text:p text:style-name="P7"><text:s text:c="12"/>m_size = len;</text:p>
      <text:p text:style-name="P7"/>
      <text:p text:style-name="P7"><text:s text:c="12"/>memcpy(m_data, other.m_data, m_size * sizeof(Contained));</text:p>
      <text:p text:style-name="P7"><text:s text:c="8"/>}</text:p>
      <text:p text:style-name="P7"><text:s text:c="8"/>return *this;</text:p>
      <text:p text:style-name="P7"><text:s text:c="4"/>}</text:p>
      <text:p text:style-name="P7"><text:s text:c="4"/>constexpr auto operator=(DynamicArray &amp;&amp;other) noexcept -&gt; auto &amp; {</text:p>
      <text:p text:style-name="P7"><text:s text:c="8"/>if (&amp;other != this) {</text:p>
      <text:p text:style-name="P7"><text:s text:c="12"/>if (m_capacity &gt; 0) delete[](m_data);</text:p>
      <text:p text:style-name="P7"/>
      <text:p text:style-name="P7"><text:s text:c="12"/>m_data = other.m_data;</text:p>
      <text:p text:style-name="P7"><text:s text:c="12"/>m_size = other.m_size;</text:p>
      <text:p text:style-name="P7"><text:s text:c="12"/>m_capacity = other.m_capacity;</text:p>
      <text:p text:style-name="P7"/>
      <text:p text:style-name="P7"><text:s text:c="12"/>other.m_data = nullptr;</text:p>
      <text:p text:style-name="P7"><text:s text:c="12"/>other.m_size = 0;</text:p>
      <text:p text:style-name="P7"><text:s text:c="12"/>other.m_capacity = 0;</text:p>
      <text:p text:style-name="P7"><text:s text:c="8"/>}</text:p>
      <text:p text:style-name="P7"><text:s text:c="8"/>return *this;</text:p>
      <text:p text:style-name="P7"><text:soft-page-break/><text:s text:c="4"/>}</text:p>
      <text:p text:style-name="P7"/>
      <text:p text:style-name="P7"><text:s text:c="4"/>constexpr ~DynamicArray() noexcept { delete[](m_data); }</text:p>
      <text:p text:style-name="P7"/>
      <text:p text:style-name="P7"><text:s text:c="4"/>[[nodiscard]] constexpr auto begin() const noexcept { return m_data; };</text:p>
      <text:p text:style-name="P7"><text:s text:c="4"/>[[nodiscard]] constexpr auto end() const noexcept {</text:p>
      <text:p text:style-name="P7"><text:s text:c="8"/>return m_data + m_size;</text:p>
      <text:p text:style-name="P7"><text:s text:c="4"/>};</text:p>
      <text:p text:style-name="P7"/>
      <text:p text:style-name="P7"><text:s text:c="3"/>private:</text:p>
      <text:p text:style-name="P7"><text:s text:c="4"/>Contained *m_data{};</text:p>
      <text:p text:style-name="P7"><text:s text:c="4"/>size_t m_size{};</text:p>
      <text:p text:style-name="P7"><text:s text:c="4"/>size_t m_capacity{};</text:p>
      <text:p text:style-name="P7">};</text:p>
      <text:p text:style-name="P7"/>
      <text:p text:style-name="P7">#endif</text:p>
      <text:h text:style-name="P2" text:outline-level="4">main.cpp:</text:h>
      <text:p text:style-name="P7">#include "15.hpp"</text:p>
      <text:p text:style-name="P7">#include "9.hpp"</text:p>
      <text:p text:style-name="P7"/>
      <text:p text:style-name="P7">auto example9() noexcept -&gt; void {</text:p>
      <text:p text:style-name="P7"><text:s text:c="4"/>DynamicArray&lt;int&gt; arr{5}; <text:s/>// NOLINT</text:p>
      <text:p text:style-name="P7"><text:s text:c="4"/>try {</text:p>
      <text:p text:style-name="P7"><text:s text:c="8"/>arr.at(5) = 12; <text:s/>// NOLINT</text:p>
      <text:p text:style-name="P7"><text:s text:c="4"/>} catch (const std::exception &amp;exc) {</text:p>
      <text:p text:style-name="P7"><text:s text:c="8"/>std::cout &lt;&lt; "Поймано исключение: " &lt;&lt; exc.what() &lt;&lt; '\n';</text:p>
      <text:p text:style-name="P7"><text:s text:c="4"/>}</text:p>
      <text:p text:style-name="P7"/>
      <text:p text:style-name="P7"><text:s text:c="4"/>puts("arr input_elems():");</text:p>
      <text:p text:style-name="P7"><text:soft-page-break/><text:s text:c="4"/>arr.input_elems();</text:p>
      <text:p text:style-name="P7"/>
      <text:p text:style-name="P7"><text:s text:c="4"/>arr.push_back(12); <text:s/>// NOLINT</text:p>
      <text:p text:style-name="P7"><text:s text:c="4"/>puts("arr push_back():");</text:p>
      <text:p text:style-name="P7"><text:s text:c="4"/>arr.print_elems();</text:p>
      <text:p text:style-name="P7"/>
      <text:p text:style-name="P7"><text:s text:c="4"/>auto arr2{arr};</text:p>
      <text:p text:style-name="P7"><text:s text:c="4"/>puts("arr2 = arr:");</text:p>
      <text:p text:style-name="P7"><text:s text:c="4"/>arr2.print_elems();</text:p>
      <text:p text:style-name="P7"/>
      <text:p text:style-name="P7"><text:s text:c="4"/>arr2.insert(2, arr);</text:p>
      <text:p text:style-name="P7"><text:s text:c="4"/>puts("arr2 insert:");</text:p>
      <text:p text:style-name="P7"><text:s text:c="4"/>arr2.print_elems();</text:p>
      <text:p text:style-name="P7"/>
      <text:p text:style-name="P7"><text:s text:c="4"/>puts("arr2 max_elem():");</text:p>
      <text:p text:style-name="P7"><text:s text:c="4"/>std::cout &lt;&lt; arr2.max_elem() &lt;&lt; '\n';</text:p>
      <text:p text:style-name="P7">}</text:p>
      <text:p text:style-name="P7"/>
      <text:p text:style-name="P7">auto example15() noexcept -&gt; void {</text:p>
      <text:p text:style-name="P7"><text:s text:c="4"/>Complex&lt;float&gt; com{1, 2};</text:p>
      <text:p text:style-name="P7"><text:s text:c="4"/>Complex&lt;float&gt; com2{com + Complex&lt;float&gt;{2, 2}};</text:p>
      <text:p text:style-name="P7"/>
      <text:p text:style-name="P7"><text:s text:c="4"/>puts("(1 + 2i) + (3 + 4i):");</text:p>
      <text:p text:style-name="P7"><text:s text:c="4"/>auto com3{com + com2};</text:p>
      <text:p text:style-name="P7"><text:s text:c="4"/>com3.print();</text:p>
      <text:p text:style-name="P7"/>
      <text:p text:style-name="P7"><text:s text:c="4"/>puts("(1 + 2i) - (3 + 4i):");</text:p>
      <text:p text:style-name="P7"><text:s text:c="4"/>com3 = com - com2;</text:p>
      <text:p text:style-name="P7"><text:s text:c="4"/>com3.print();</text:p>
      <text:p text:style-name="P7"/>
      <text:p text:style-name="P7"><text:soft-page-break/><text:s text:c="4"/>puts("(1 + 2i) * (3 + 4i):");</text:p>
      <text:p text:style-name="P7"><text:s text:c="4"/>com3 = com * com2;</text:p>
      <text:p text:style-name="P7"><text:s text:c="4"/>com3.print();</text:p>
      <text:p text:style-name="P7"/>
      <text:p text:style-name="P7"><text:s text:c="4"/>puts("(1 + 2i) / (3 + 4i):");</text:p>
      <text:p text:style-name="P7"><text:s text:c="4"/>com3 = com / com2;</text:p>
      <text:p text:style-name="P7"><text:s text:c="4"/>com3.print();</text:p>
      <text:p text:style-name="P7"/>
      <text:p text:style-name="P7"><text:s text:c="4"/>com = {};</text:p>
      <text:p text:style-name="P7"><text:s text:c="4"/>com2 = {};</text:p>
      <text:p text:style-name="P7"><text:s text:c="4"/>try {</text:p>
      <text:p text:style-name="P7"><text:s text:c="8"/>com3 = com / com2;</text:p>
      <text:p text:style-name="P7"><text:s text:c="4"/>} catch (const std::exception &amp;exc) {</text:p>
      <text:p text:style-name="P7"><text:s text:c="8"/>std::cout &lt;&lt; "Поймано исключение: " &lt;&lt; exc.what() &lt;&lt; '\n';</text:p>
      <text:p text:style-name="P7"><text:s text:c="4"/>}</text:p>
      <text:p text:style-name="P7">}</text:p>
      <text:p text:style-name="P7"/>
      <text:p text:style-name="P7">auto main() -&gt; int {</text:p>
      <text:p text:style-name="P7"><text:s text:c="4"/>// example9();</text:p>
      <text:p text:style-name="P7"><text:s text:c="4"/>example15();</text:p>
      <text:p text:style-name="P7"/>
      <text:p text:style-name="P7"><text:s text:c="4"/>return 0;</text:p>
      <text:p text:style-name="P7">}</text:p>
      <text:p text:style-name="P5">Копия вывода:</text:p>
      <text:p text:style-name="P6">Поймано исключение: Индекс вне диапазона массива!</text:p>
      <text:p text:style-name="P6">arr input_elems():</text:p>
      <text:p text:style-name="P6">1 3 3 7 8</text:p>
      <text:p text:style-name="P6">arr push_back():</text:p>
      <text:p text:style-name="P6">1 3 3 7 8 12</text:p>
      <text:p text:style-name="P6"><text:soft-page-break/>arr2 = arr:</text:p>
      <text:p text:style-name="P6">1 3 3 7 8 12</text:p>
      <text:p text:style-name="P6">arr2 insert:</text:p>
      <text:p text:style-name="P6">1 3 1 3 3 7 8 12 3 7 8 12</text:p>
      <text:p text:style-name="P6">arr2 max_elem():</text:p>
      <text:p text:style-name="P6">12</text:p>
      <text:p text:style-name="P5">Задача 15:</text:p>
      <text:h text:style-name="P3" text:outline-level="4"><text:span text:style-name="T1">15.hpp:</text:span></text:h>
      <text:p text:style-name="P7">#ifndef TASK_15_HPP</text:p>
      <text:p text:style-name="P7">#define TASK_15_HPP</text:p>
      <text:p text:style-name="P7"/>
      <text:p text:style-name="P7">#include &lt;concepts&gt;</text:p>
      <text:p text:style-name="P7">#include &lt;iostream&gt;</text:p>
      <text:p text:style-name="P7"/>
      <text:p text:style-name="P7">template &lt;std::floating_point Contained&gt;</text:p>
      <text:p text:style-name="P7">struct Complex {</text:p>
      <text:p text:style-name="P7"><text:s text:c="4"/>auto print() const noexcept -&gt; void {</text:p>
      <text:p text:style-name="P7"><text:s text:c="8"/>std::cout &lt;&lt; "real: " &lt;&lt; real &lt;&lt; ", "</text:p>
      <text:p text:style-name="P7"><text:s text:c="18"/>&lt;&lt; "imag: " &lt;&lt; imag &lt;&lt; '\n';</text:p>
      <text:p text:style-name="P7"><text:s text:c="4"/>}</text:p>
      <text:p text:style-name="P7"><text:s text:c="4"/>[[nodiscard]] constexpr auto operator+(const Complex &amp;other) const noexcept</text:p>
      <text:p text:style-name="P7"><text:s text:c="8"/>-&gt; Complex {</text:p>
      <text:p text:style-name="P7"><text:s text:c="8"/>return {real + other.real, imag + other.imag};</text:p>
      <text:p text:style-name="P7"><text:s text:c="4"/>}</text:p>
      <text:p text:style-name="P7"/>
      <text:p text:style-name="P7"><text:s text:c="4"/>[[nodiscard]] constexpr auto operator-(const Complex &amp;other) const noexcept</text:p>
      <text:p text:style-name="P7"><text:s text:c="8"/>-&gt; Complex {</text:p>
      <text:p text:style-name="P7"><text:s text:c="8"/>return {real - other.real, imag - other.imag};</text:p>
      <text:p text:style-name="P7"><text:s text:c="4"/>}</text:p>
      <text:p text:style-name="P7"><text:soft-page-break/></text:p>
      <text:p text:style-name="P7"><text:s text:c="4"/>[[nodiscard]] constexpr auto operator*(const Complex &amp;other) const noexcept</text:p>
      <text:p text:style-name="P7"><text:s text:c="8"/>-&gt; Complex {</text:p>
      <text:p text:style-name="P7"><text:s text:c="8"/>return {real * other.real - imag * other.imag,</text:p>
      <text:p text:style-name="P7"><text:s text:c="16"/>imag * other.real + real * other.imag};</text:p>
      <text:p text:style-name="P7"><text:s text:c="4"/>}</text:p>
      <text:p text:style-name="P7"/>
      <text:p text:style-name="P7"><text:s text:c="4"/>[[nodiscard]] constexpr auto operator/(const Complex &amp;other) const</text:p>
      <text:p text:style-name="P7"><text:s text:c="8"/>-&gt; Complex {</text:p>
      <text:p text:style-name="P7"><text:s text:c="8"/>Contained denom{other.real * other.real + other.imag * other.imag};</text:p>
      <text:p text:style-name="P7"><text:s text:c="8"/>if (denom == 0) throw std::domain_error{"Знаменатель равен нулю!"};</text:p>
      <text:p text:style-name="P7"/>
      <text:p text:style-name="P7"><text:s text:c="8"/>Contained temp_r{(real * other.real + imag * other.imag) / denom};</text:p>
      <text:p text:style-name="P7"><text:s text:c="8"/>Contained temp_i{(imag * other.real - real * other.imag) / denom};</text:p>
      <text:p text:style-name="P7"/>
      <text:p text:style-name="P7"><text:s text:c="8"/>return {temp_r, temp_i};</text:p>
      <text:p text:style-name="P7"><text:s text:c="4"/>}</text:p>
      <text:p text:style-name="P7"/>
      <text:p text:style-name="P7"><text:s text:c="4"/>Contained real;</text:p>
      <text:p text:style-name="P7"><text:s text:c="4"/>Contained imag;</text:p>
      <text:p text:style-name="P7">};</text:p>
      <text:p text:style-name="P7"/>
      <text:p text:style-name="P7">#endif</text:p>
      <text:p text:style-name="P5">Копия вывода:</text:p>
      <text:p text:style-name="P6">(1 + 2i) + (3 + 4i):</text:p>
      <text:p text:style-name="P6">real: 4, imag: 6</text:p>
      <text:p text:style-name="P6">(1 + 2i) - (3 + 4i):</text:p>
      <text:p text:style-name="P6">real: -2, imag: -2</text:p>
      <text:p text:style-name="P6">(1 + 2i) * (3 + 4i):</text:p>
      <text:p text:style-name="P6"><text:soft-page-break/>real: -5, imag: 10</text:p>
      <text:p text:style-name="P6">(1 + 2i) / (3 + 4i):</text:p>
      <text:p text:style-name="P6">real: 0.44, imag: 0.08</text:p>
      <text:p text:style-name="P6">Поймано исключение: Знаменатель равен нулю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3T10:07:22.160914231</meta:creation-date>
    <meta:generator>LibreOffice/7.4.0.3$Linux_X86_64 LibreOffice_project/40$Build-3</meta:generator>
    <dc:date>2022-09-13T10:27:49.291266085</dc:date>
    <meta:editing-duration>PT20M28S</meta:editing-duration>
    <meta:editing-cycles>1</meta:editing-cycles>
    <meta:document-statistic meta:table-count="0" meta:image-count="0" meta:object-count="0" meta:page-count="11" meta:paragraph-count="243" meta:word-count="937" meta:character-count="7597" meta:non-whitespace-character-count="5546"/>
  </office:meta>
</office:document-meta>
</file>